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gradient" draw:fill-gradient-name="Gradient_5f_0" draw:shadow="hidden"/>
    </style:style>
    <style:style style:name="gr3" style:family="graphic" style:parent-style-name="standard">
      <style:graphic-properties draw:stroke="none" draw:fill="none" draw:textarea-vertical-align="top" fo:min-height="0.255cm" fo:min-width="2.54cm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35cm" svg:stroke-color="#00000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none" draw:textarea-vertical-align="middle" fo:min-height="0.15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0.212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0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solid" svg:stroke-width="0.035cm" svg:stroke-color="#000000" draw:marker-start="" draw:marker-start-width="0.241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0" style:family="graphic" style:parent-style-name="standard">
      <style:graphic-properties draw:stroke="solid" svg:stroke-width="0.035cm" svg:stroke-color="#000000" draw:marker-start="Marker_5f_1" draw:marker-start-width="0.241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1" style:family="graphic" style:parent-style-name="standard">
      <style:graphic-properties draw:stroke="solid" svg:stroke-width="0.035cm" svg:stroke-color="#000000" draw:marker-end="Marker_5f_1" draw:marker-end-width="0.241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2" style:family="graphic" style:parent-style-name="standard">
      <style:graphic-properties draw:stroke="none" draw:fill="none" draw:textarea-vertical-align="top" fo:min-height="0.002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top" fo:min-height="0.019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solid" draw:fill-color="#bfcee1" draw:shadow="hidden"/>
    </style:style>
    <style:style style:name="gr15" style:family="graphic" style:parent-style-name="standard">
      <style:graphic-properties draw:stroke="none" draw:fill="none" draw:textarea-vertical-align="top" fo:min-height="0.004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top" fo:min-height="0.015cm" fo:min-width="2.54cm" fo:padding-top="0.035cm" fo:padding-bottom="0.035cm" fo:padding-left="0.035cm" fo:padding-right="0.035cm"/>
    </style:style>
    <style:style style:name="P1" style:family="paragraph">
      <loext:graphic-properties draw:fill="none"/>
    </style:style>
    <style:style style:name="P2" style:family="paragraph">
      <loext:graphic-properties draw:fill="gradient" draw:fill-gradient-name="Gradient_5f_0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bfcee1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ff" style:font-name="Calibri" fo:font-size="8pt" style:font-name-asian="Calibri" style:font-size-asian="8pt" style:font-name-complex="Calibri" style:font-size-complex="8pt"/>
    </style:style>
    <style:style style:name="T3" style:family="text">
      <style:text-properties fo:color="#ff0000"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ff0000" style:font-name="Calibri" fo:font-size="6pt" style:font-name-asian="Calibri" style:font-size-asian="6pt" style:font-name-complex="Calibri" style:font-size-complex="6pt"/>
    </style:style>
    <style:style style:name="T5" style:family="text">
      <style:text-properties fo:color="#000000" style:font-name="Calibri" fo:font-size="6pt" style:font-name-asian="Calibri" style:font-size-asian="6pt" style:font-name-complex="Calibri" style:font-size-complex="6pt"/>
    </style:style>
    <style:style style:name="T6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7" style:family="text">
      <style:text-properties fo:color="#0d590b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line draw:style-name="gr1" draw:text-style-name="P1" draw:layer="layout" svg:x1="5.773cm" svg:y1="8.16cm" svg:x2="8.135cm" svg:y2="8.16cm">
          <text:p/>
        </draw:line>
        <draw:g>
          <draw:g>
            <draw:path draw:style-name="gr2" draw:text-style-name="P2" draw:layer="layout" svg:width="0.575cm" svg:height="0.5cm" svg:x="5.194cm" svg:y="6.885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  <draw:path draw:style-name="gr1" draw:text-style-name="P1" draw:layer="layout" svg:width="0.575cm" svg:height="0.5cm" svg:x="5.194cm" svg:y="6.885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</draw:g>
        </draw:g>
        <draw:frame draw:style-name="gr3" draw:text-style-name="P1" draw:layer="layout" svg:width="0.071cm" svg:height="1.007cm" svg:x="5.408cm" svg:y="7.385cm">
          <draw:text-box>
            <text:p/>
          </draw:text-box>
        </draw:frame>
        <draw:line draw:style-name="gr4" draw:text-style-name="P1" draw:layer="layout" svg:x1="5.192cm" svg:y1="7.135cm" svg:x2="3.993cm" svg:y2="7.135cm">
          <text:p/>
        </draw:line>
        <draw:line draw:style-name="gr1" draw:text-style-name="P1" draw:layer="layout" svg:x1="5.785cm" svg:y1="7.135cm" svg:x2="8.193cm" svg:y2="7.135cm">
          <text:p/>
        </draw:line>
        <draw:frame draw:style-name="gr5" draw:text-style-name="P1" draw:layer="layout" svg:width="2.6cm" svg:height="0.539cm" svg:x="1.835cm" svg:y="6.866cm">
          <draw:text-box>
            <text:p text:style-name="P3"><text:span text:style-name="T1">cf</text:span><text:span text:style-name="T1">g_</text:span><text:span text:style-name="T1">ad</text:span><text:span text:style-name="T1">c_</text:span><text:span text:style-name="T1">en</text:span><text:span text:style-name="T1">a</text:span></text:p>
          </draw:text-box>
        </draw:frame>
        <draw:frame draw:style-name="gr5" draw:text-style-name="P1" draw:layer="layout" svg:width="2.45cm" svg:height="0.539cm" svg:x="5.785cm" svg:y="6.651cm">
          <draw:text-box>
            <text:p text:style-name="P3"><text:span text:style-name="T1">a</text:span><text:span text:style-name="T1">d</text:span><text:span text:style-name="T1">c</text:span><text:span text:style-name="T1">_</text:span><text:span text:style-name="T1">e</text:span><text:span text:style-name="T1">n</text:span><text:span text:style-name="T1">a</text:span><text:span text:style-name="T1">_</text:span><text:span text:style-name="T1">n</text:span></text:p>
          </draw:text-box>
        </draw:frame>
        <draw:frame draw:style-name="gr5" draw:text-style-name="P1" draw:layer="layout" svg:width="2.89cm" svg:height="0.539cm" svg:x="3.229cm" svg:y="1.011cm">
          <draw:text-box>
            <text:p text:style-name="P3"><text:span text:style-name="T2">a</text:span><text:span text:style-name="T2">d</text:span><text:span text:style-name="T2">c</text:span><text:span text:style-name="T2">_</text:span><text:span text:style-name="T2">s</text:span><text:span text:style-name="T2">a</text:span><text:span text:style-name="T2">_</text:span><text:span text:style-name="T2">N</text:span></text:p>
          </draw:text-box>
        </draw:frame>
        <draw:frame draw:style-name="gr5" draw:text-style-name="P1" draw:layer="layout" svg:width="3.2cm" svg:height="0.539cm" svg:x="3.074cm" svg:y="1.861cm">
          <draw:text-box>
            <text:p text:style-name="P3"><text:span text:style-name="T3">adc</text:span><text:span text:style-name="T3">_co</text:span><text:span text:style-name="T3">mp</text:span></text:p>
          </draw:text-box>
        </draw:frame>
        <draw:frame draw:style-name="gr5" draw:text-style-name="P1" draw:layer="layout" svg:width="2.883cm" svg:height="0.539cm" svg:x="3.233cm" svg:y="4.861cm">
          <draw:text-box>
            <text:p text:style-name="P3"><text:span text:style-name="T2">adc_sa_NS</text:span></text:p>
          </draw:text-box>
        </draw:frame>
        <draw:frame draw:style-name="gr5" draw:text-style-name="P1" draw:layer="layout" svg:width="3.2cm" svg:height="0.539cm" svg:x="3.074cm" svg:y="4.011cm">
          <draw:text-box>
            <text:p text:style-name="P3"><text:span text:style-name="T3">a</text:span><text:span text:style-name="T3">d</text:span><text:span text:style-name="T3">c</text:span><text:span text:style-name="T3">_</text:span><text:span text:style-name="T3">c</text:span><text:span text:style-name="T3">o</text:span><text:span text:style-name="T3">m</text:span><text:span text:style-name="T3">p</text:span></text:p>
          </draw:text-box>
        </draw:frame>
        <draw:frame draw:style-name="gr5" draw:text-style-name="P1" draw:layer="layout" svg:width="0.815cm" svg:height="0.539cm" svg:x="8.355cm" svg:y="3.986cm">
          <draw:text-box>
            <text:p text:style-name="P4"><text:span text:style-name="T1">C2</text:span></text:p>
          </draw:text-box>
        </draw:frame>
        <draw:frame draw:style-name="gr5" draw:text-style-name="P1" draw:layer="layout" svg:width="2.55cm" svg:height="0.539cm" draw:transform="rotate (1.5707963267949) translate (10.62cm 6.61cm)">
          <draw:text-box>
            <text:p text:style-name="P4"><text:span text:style-name="T2">ad</text:span><text:span text:style-name="T2">c_</text:span><text:span text:style-name="T2">sa</text:span><text:span text:style-name="T2">_c</text:span><text:span text:style-name="T2">mi</text:span></text:p>
          </draw:text-box>
        </draw:frame>
        <draw:frame draw:style-name="gr5" draw:text-style-name="P1" draw:layer="layout" svg:width="2cm" svg:height="0.539cm" svg:x="12.014cm" svg:y="0.531cm">
          <draw:text-box>
            <text:p text:style-name="P4"><text:span text:style-name="T2">a</text:span><text:span text:style-name="T2">d</text:span><text:span text:style-name="T2">c</text:span><text:span text:style-name="T2">_</text:span><text:span text:style-name="T2">s</text:span><text:span text:style-name="T2">a</text:span></text:p>
          </draw:text-box>
        </draw:frame>
        <draw:frame draw:style-name="gr5" draw:text-style-name="P1" draw:layer="layout" svg:width="1.98cm" svg:height="0.539cm" svg:x="10.435cm" svg:y="6.791cm">
          <draw:text-box>
            <text:p text:style-name="P4"><text:span text:style-name="T1">v</text:span><text:span text:style-name="T1">s</text:span><text:span text:style-name="T1">_</text:span><text:span text:style-name="T1">a</text:span><text:span text:style-name="T1">d</text:span><text:span text:style-name="T1">c</text:span><text:span text:style-name="T1">_</text:span><text:span text:style-name="T1">c</text:span><text:span text:style-name="T1">m</text:span><text:span text:style-name="T1">i</text:span></text:p>
          </draw:text-box>
        </draw:frame>
        <draw:frame draw:style-name="gr5" draw:text-style-name="P1" draw:layer="layout" svg:width="2.4cm" svg:height="0.438cm" svg:x="13.634cm" svg:y="3.541cm">
          <draw:text-box>
            <text:p text:style-name="P4"><text:span text:style-name="T4">a</text:span><text:span text:style-name="T4">d</text:span><text:span text:style-name="T4">c</text:span><text:span text:style-name="T4">_</text:span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frame draw:style-name="gr5" draw:text-style-name="P1" draw:layer="layout" svg:width="3.262cm" svg:height="0.438cm" svg:x="13.074cm" svg:y="4.361cm">
          <draw:text-box>
            <text:p text:style-name="P3"><text:span text:style-name="T5">a</text:span><text:span text:style-name="T5">d</text:span><text:span text:style-name="T5">c</text:span><text:span text:style-name="T5">_</text:span><text:span text:style-name="T5">b</text:span><text:span text:style-name="T5">i</text:span><text:span text:style-name="T5">a</text:span><text:span text:style-name="T5">s </text:span><text:span text:style-name="T5">(f</text:span><text:span text:style-name="T5">r</text:span><text:span text:style-name="T5">o</text:span><text:span text:style-name="T5">m</text:span><text:span text:style-name="T5"> </text:span><text:span text:style-name="T5">A</text:span><text:span text:style-name="T5">D</text:span><text:span text:style-name="T5">C</text:span><text:span text:style-name="T5">_</text:span><text:span text:style-name="T5">B</text:span><text:span text:style-name="T5">I</text:span><text:span text:style-name="T5">A</text:span><text:span text:style-name="T5">S</text:span><text:span text:style-name="T5">)</text:span></text:p>
          </draw:text-box>
        </draw:frame>
        <draw:g>
          <draw:polygon draw:style-name="gr6" draw:text-style-name="P5" draw:layer="layout" svg:width="2.065cm" svg:height="2.355cm" svg:x="11.984cm" svg:y="1.955cm" svg:viewBox="0 0 2066 2356" draw:points="0,0 0,2356 2066,1177">
            <text:p/>
          </draw:polygon>
          <draw:polygon draw:style-name="gr1" draw:text-style-name="P1" draw:layer="layout" svg:width="2.065cm" svg:height="2.355cm" svg:x="11.984cm" svg:y="1.955cm" svg:viewBox="0 0 2066 2356" draw:points="0,0 0,2356 2066,1177">
            <text:p/>
          </draw:polygon>
        </draw:g>
        <draw:g>
          <draw:line draw:style-name="gr1" draw:text-style-name="P1" draw:layer="layout" svg:x1="12.48cm" svg:y1="3.133cm" svg:x2="12.766cm" svg:y2="3.133cm">
            <text:p/>
          </draw:line>
          <draw:frame draw:style-name="gr3" draw:text-style-name="P1" draw:layer="layout" svg:width="0.071cm" svg:height="1.007cm" svg:x="12.588cm" svg:y="2.661cm">
            <draw:text-box>
              <text:p/>
            </draw:text-box>
          </draw:frame>
        </draw:g>
        <draw:polyline draw:style-name="gr1" draw:text-style-name="P1" draw:layer="layout" svg:width="0.628cm" svg:height="0.967cm" svg:x="12.31cm" svg:y="2.649cm" svg:viewBox="0 0 629 968" draw:points="629,0 315,0 315,968 0,968">
          <text:p/>
        </draw:polyline>
        <draw:frame draw:style-name="gr7" draw:text-style-name="P1" draw:layer="layout" svg:width="0.655cm" svg:height="0.564cm" svg:x="11.906cm" svg:y="3.532cm">
          <draw:text-box>
            <text:p text:style-name="P4"><text:span text:style-name="T6">+</text:span></text:p>
          </draw:text-box>
        </draw:frame>
        <draw:frame draw:style-name="gr7" draw:text-style-name="P1" draw:layer="layout" svg:width="0.655cm" svg:height="0.564cm" svg:x="11.906cm" svg:y="2.173cm">
          <draw:text-box>
            <text:p text:style-name="P4"><text:span text:style-name="T6">-</text:span></text:p>
          </draw:text-box>
        </draw:frame>
        <draw:g>
          <draw:path draw:style-name="gr1" draw:text-style-name="P1" draw:layer="layout" svg:width="0.1cm" svg:height="0.4cm" svg:x="8.713cm" svg:y="2.205cm" svg:viewBox="0 0 101 401" svg:d="M0 401v-401M101 401v-401">
            <text:p/>
          </draw:path>
          <draw:frame draw:style-name="gr3" draw:text-style-name="P1" draw:layer="layout" svg:width="0.071cm" svg:height="1.007cm" draw:transform="rotate (-1.5707963267949) translate (9.275cm 2.732cm)">
            <draw:text-box>
              <text:p/>
            </draw:text-box>
          </draw:frame>
        </draw:g>
        <draw:g>
          <draw:path draw:style-name="gr1" draw:text-style-name="P1" draw:layer="layout" svg:width="0.999cm" svg:height="0cm" svg:x="8.263cm" svg:y="2.405cm" svg:viewBox="0 0 1000 0" svg:d="M0 0h450M550 0h450">
            <text:p/>
          </draw:path>
          <draw:frame draw:style-name="gr8" draw:text-style-name="P1" draw:layer="layout" svg:width="1cm" svg:height="1.007cm" svg:x="8.263cm" svg:y="2.405cm">
            <draw:text-box>
              <text:p/>
            </draw:text-box>
          </draw:frame>
        </draw:g>
        <draw:frame draw:style-name="gr3" draw:text-style-name="P1" draw:layer="layout" svg:width="0.071cm" svg:height="1.007cm" svg:x="8.727cm" svg:y="2.605cm">
          <draw:text-box>
            <text:p/>
          </draw:text-box>
        </draw:frame>
        <draw:line draw:style-name="gr1" draw:text-style-name="P1" draw:layer="layout" svg:x1="4.594cm" svg:y1="1.606cm" svg:x2="4.795cm" svg:y2="1.505cm">
          <text:p/>
        </draw:line>
        <draw:path draw:style-name="gr1" draw:text-style-name="P1" draw:layer="layout" svg:width="0.998cm" svg:height="0cm" svg:x="4.194cm" svg:y="1.605cm" svg:viewBox="0 0 999 0" svg:d="M599 0h400M0 0h399">
          <text:p/>
        </draw:path>
        <draw:frame draw:style-name="gr8" draw:text-style-name="P1" draw:layer="layout" svg:width="0.05cm" svg:height="1.007cm" svg:x="4.769cm" svg:y="1.58cm">
          <draw:text-box>
            <text:p/>
          </draw:text-box>
        </draw:frame>
        <draw:frame draw:style-name="gr3" draw:text-style-name="P1" draw:layer="layout" svg:width="0.071cm" svg:height="1.007cm" svg:x="4.659cm" svg:y="1.578cm">
          <draw:text-box>
            <text:p/>
          </draw:text-box>
        </draw:frame>
        <draw:line draw:style-name="gr1" draw:text-style-name="P1" draw:layer="layout" svg:x1="4.594cm" svg:y1="2.406cm" svg:x2="4.795cm" svg:y2="2.305cm">
          <text:p/>
        </draw:line>
        <draw:path draw:style-name="gr1" draw:text-style-name="P1" draw:layer="layout" svg:width="0.998cm" svg:height="0cm" svg:x="4.194cm" svg:y="2.405cm" svg:viewBox="0 0 999 0" svg:d="M599 0h400M0 0h399">
          <text:p/>
        </draw:path>
        <draw:frame draw:style-name="gr8" draw:text-style-name="P1" draw:layer="layout" svg:width="0.05cm" svg:height="1.007cm" svg:x="4.769cm" svg:y="2.38cm">
          <draw:text-box>
            <text:p/>
          </draw:text-box>
        </draw:frame>
        <draw:frame draw:style-name="gr3" draw:text-style-name="P1" draw:layer="layout" svg:width="0.071cm" svg:height="1.007cm" svg:x="4.659cm" svg:y="2.378cm">
          <draw:text-box>
            <text:p/>
          </draw:text-box>
        </draw:frame>
        <draw:line draw:style-name="gr9" draw:text-style-name="P1" draw:layer="layout" svg:x1="6.698cm" svg:y1="1.605cm" svg:x2="5.194cm" svg:y2="1.605cm">
          <text:p/>
        </draw:line>
        <draw:line draw:style-name="gr10" draw:text-style-name="P1" draw:layer="layout" svg:x1="6.823cm" svg:y1="2.413cm" svg:x2="5.194cm" svg:y2="2.405cm">
          <text:p/>
        </draw:line>
        <draw:line draw:style-name="gr1" draw:text-style-name="P1" draw:layer="layout" svg:x1="6.699cm" svg:y1="1.605cm" svg:x2="6.699cm" svg:y2="2.405cm">
          <text:p/>
        </draw:line>
        <draw:line draw:style-name="gr1" draw:text-style-name="P1" draw:layer="layout" svg:x1="8.262cm" svg:y1="2.405cm" svg:x2="6.691cm" svg:y2="2.405cm">
          <text:p/>
        </draw:line>
        <draw:line draw:style-name="gr11" draw:text-style-name="P1" draw:layer="layout" svg:x1="9.263cm" svg:y1="2.405cm" svg:x2="10.833cm" svg:y2="2.41cm">
          <text:p/>
        </draw:line>
        <draw:g>
          <draw:path draw:style-name="gr1" draw:text-style-name="P1" draw:layer="layout" svg:width="0.1cm" svg:height="0.4cm" svg:x="8.713cm" svg:y="3.705cm" svg:viewBox="0 0 101 401" svg:d="M0 401v-401M101 401v-401">
            <text:p/>
          </draw:path>
          <draw:frame draw:style-name="gr3" draw:text-style-name="P1" draw:layer="layout" svg:width="0.071cm" svg:height="1.007cm" draw:transform="rotate (-1.5707963267949) translate (9.275cm 4.232cm)">
            <draw:text-box>
              <text:p/>
            </draw:text-box>
          </draw:frame>
        </draw:g>
        <draw:g>
          <draw:path draw:style-name="gr1" draw:text-style-name="P1" draw:layer="layout" svg:width="0.999cm" svg:height="0cm" svg:x="8.263cm" svg:y="3.905cm" svg:viewBox="0 0 1000 0" svg:d="M0 0h450M550 0h450">
            <text:p/>
          </draw:path>
          <draw:frame draw:style-name="gr8" draw:text-style-name="P1" draw:layer="layout" svg:width="1cm" svg:height="1.007cm" svg:x="8.263cm" svg:y="3.905cm">
            <draw:text-box>
              <text:p/>
            </draw:text-box>
          </draw:frame>
        </draw:g>
        <draw:frame draw:style-name="gr3" draw:text-style-name="P1" draw:layer="layout" svg:width="0.071cm" svg:height="1.007cm" svg:x="8.727cm" svg:y="4.105cm">
          <draw:text-box>
            <text:p/>
          </draw:text-box>
        </draw:frame>
        <draw:line draw:style-name="gr10" draw:text-style-name="P1" draw:layer="layout" svg:x1="6.823cm" svg:y1="3.905cm" svg:x2="5.194cm" svg:y2="3.905cm">
          <text:p/>
        </draw:line>
        <draw:line draw:style-name="gr9" draw:text-style-name="P1" draw:layer="layout" svg:x1="6.698cm" svg:y1="4.705cm" svg:x2="5.194cm" svg:y2="4.705cm">
          <text:p/>
        </draw:line>
        <draw:line draw:style-name="gr1" draw:text-style-name="P1" draw:layer="layout" svg:x1="6.699cm" svg:y1="3.905cm" svg:x2="6.699cm" svg:y2="4.705cm">
          <text:p/>
        </draw:line>
        <draw:line draw:style-name="gr1" draw:text-style-name="P1" draw:layer="layout" svg:x1="8.262cm" svg:y1="3.905cm" svg:x2="6.691cm" svg:y2="3.905cm">
          <text:p/>
        </draw:line>
        <draw:line draw:style-name="gr1" draw:text-style-name="P1" draw:layer="layout" svg:x1="10.714cm" svg:y1="3.905cm" svg:x2="11.984cm" svg:y2="3.905cm">
          <text:p/>
        </draw:line>
        <draw:line draw:style-name="gr1" draw:text-style-name="P1" draw:layer="layout" svg:x1="12.81cm" svg:y1="1.206cm" svg:x2="13.099cm" svg:y2="1.061cm">
          <text:p/>
        </draw:line>
        <draw:path draw:style-name="gr1" draw:text-style-name="P1" draw:layer="layout" svg:width="1.438cm" svg:height="0cm" svg:x="12.234cm" svg:y="1.205cm" svg:viewBox="0 0 1439 0" svg:d="M864 0h575M0 0h575">
          <text:p/>
        </draw:path>
        <draw:frame draw:style-name="gr12" draw:text-style-name="P1" draw:layer="layout" svg:width="0.072cm" svg:height="1.007cm" svg:x="13.062cm" svg:y="1.169cm">
          <draw:text-box>
            <text:p/>
          </draw:text-box>
        </draw:frame>
        <draw:frame draw:style-name="gr3" draw:text-style-name="P1" draw:layer="layout" svg:width="0.071cm" svg:height="1.007cm" svg:x="12.918cm" svg:y="1.222cm">
          <draw:text-box>
            <text:p/>
          </draw:text-box>
        </draw:frame>
        <draw:line draw:style-name="gr1" draw:text-style-name="P1" draw:layer="layout" svg:x1="12.234cm" svg:y1="1.205cm" svg:x2="11.484cm" svg:y2="1.205cm">
          <text:p/>
        </draw:line>
        <draw:line draw:style-name="gr10" draw:text-style-name="P1" draw:layer="layout" svg:x1="11.484cm" svg:y1="2.54cm" svg:x2="11.484cm" svg:y2="1.205cm">
          <text:p/>
        </draw:line>
        <draw:polyline draw:style-name="gr11" draw:text-style-name="P1" draw:layer="layout" svg:width="1.06cm" svg:height="1.93cm" svg:x="13.674cm" svg:y="1.205cm" svg:viewBox="0 0 1061 1931" draw:points="0,0 1061,0 1061,1931">
          <text:p/>
        </draw:polyline>
        <draw:line draw:style-name="gr1" draw:text-style-name="P1" draw:layer="layout" svg:x1="14.044cm" svg:y1="3.136cm" svg:x2="15.428cm" svg:y2="3.136cm">
          <text:p/>
        </draw:line>
        <draw:line draw:style-name="gr1" draw:text-style-name="P1" draw:layer="layout" svg:x1="11.435cm" svg:y1="5.395cm" svg:x2="11.255cm" svg:y2="5.036cm">
          <text:p/>
        </draw:line>
        <draw:path draw:style-name="gr1" draw:text-style-name="P1" draw:layer="layout" svg:width="0cm" svg:height="1.789cm" svg:x="11.434cm" svg:y="4.32cm" svg:viewBox="0 0 0 1790" svg:d="M0 716v-716M0 1790v-716">
          <text:p/>
        </draw:path>
        <draw:frame draw:style-name="gr13" draw:text-style-name="P1" draw:layer="layout" svg:width="0.089cm" svg:height="1.007cm" draw:transform="rotate (1.5707963267949) translate (11.389cm 5.081cm)">
          <draw:text-box>
            <text:p/>
          </draw:text-box>
        </draw:frame>
        <draw:frame draw:style-name="gr3" draw:text-style-name="P1" draw:layer="layout" svg:width="0.071cm" svg:height="1.007cm" svg:x="11.613cm" svg:y="5.053cm">
          <draw:text-box>
            <text:p/>
          </draw:text-box>
        </draw:frame>
        <draw:line draw:style-name="gr4" draw:text-style-name="P1" draw:layer="layout" svg:x1="11.434cm" svg:y1="6.13cm" svg:x2="11.434cm" svg:y2="6.679cm">
          <text:p/>
        </draw:line>
        <draw:line draw:style-name="gr10" draw:text-style-name="P1" draw:layer="layout" svg:x1="11.43cm" svg:y1="3.81cm" svg:x2="11.434cm" svg:y2="4.32cm">
          <text:p/>
        </draw:line>
        <draw:path draw:style-name="gr1" draw:text-style-name="P1" draw:layer="layout" svg:width="1.2cm" svg:height="0.3cm" svg:x="15.429cm" svg:y="3.136cm" svg:viewBox="0 0 1201 301" svg:d="M0 0h600M0 301h600M1201 150h-601">
          <text:p/>
        </draw:path>
        <draw:g>
          <draw:path draw:style-name="gr6" draw:text-style-name="P5" draw:layer="layout" svg:width="0.78cm" svg:height="0.6cm" svg:x="15.639cm" svg:y="2.986cm" svg:viewBox="0 0 781 601" svg:d="M781 301c-16 25-32 46-54 69-75 79-168 136-297 181-65 23-124 38-196 50h-234c75-99 109-191 109-301 0-109-34-201-109-300h234c73 12 133 27 199 50 127 45 219 101 293 179 22 24 39 45 55 71z">
            <text:p/>
          </draw:path>
          <draw:path draw:style-name="gr1" draw:text-style-name="P1" draw:layer="layout" svg:width="0.78cm" svg:height="0.6cm" svg:x="15.639cm" svg:y="2.986cm" svg:viewBox="0 0 781 601" svg:d="M781 301c-16 25-32 46-54 69-75 79-168 136-297 181-65 23-124 38-196 50h-234c75-99 109-191 109-301 0-109-34-201-109-300h234c73 12 133 27 199 50 127 45 219 101 293 179 22 24 39 45 55 71z">
            <text:p/>
          </draw:path>
        </draw:g>
        <draw:g>
          <draw:path draw:style-name="gr6" draw:text-style-name="P5" draw:layer="layout" svg:width="0.09cm" svg:height="0.09cm" svg:x="16.416cm" svg:y="3.241cm" svg:viewBox="0 0 91 91" svg:d="M91 46c0-8-2-16-6-23s-9-12-17-16c-7-5-14-7-23-7-8 0-15 2-22 7-8 4-13 9-17 16s-6 15-6 23c0 8 2 15 6 23 4 7 9 12 17 16 7 5 14 6 23 6 8 0 15-1 22-6 8-4 13-9 17-16 4-8 6-15 6-23z">
            <text:p/>
          </draw:path>
          <draw:path draw:style-name="gr1" draw:text-style-name="P1" draw:layer="layout" svg:width="0.09cm" svg:height="0.09cm" svg:x="16.416cm" svg:y="3.241cm" svg:viewBox="0 0 91 91" svg:d="M91 46c0-8-2-16-6-23s-9-12-17-16c-7-5-14-7-23-7-8 0-15 2-22 7-8 4-13 9-17 16s-6 15-6 23c0 8 2 15 6 23 4 7 9 12 17 16 7 5 14 6 23 6 8 0 15-1 22-6 8-4 13-9 17-16 4-8 6-15 6-23z">
            <text:p/>
          </draw:path>
        </draw:g>
        <draw:g>
          <draw:path draw:style-name="gr14" draw:text-style-name="P6" draw:layer="layout" svg:width="0.099cm" svg:height="0.099cm" svg:x="15.619cm" svg:y="3.39cm" svg:viewBox="0 0 100 100" svg:d="M100 50c0 9-2 17-7 25-4 8-10 14-18 18-8 5-16 7-25 7s-17-2-25-7c-8-4-14-10-18-18-5-8-7-16-7-25s2-17 7-25c4-8 10-14 18-18 8-5 15-7 24-7h1c9 0 17 2 25 7 8 4 14 10 18 18 5 8 7 16 7 25z">
            <text:p/>
          </draw:path>
          <draw:path draw:style-name="gr1" draw:text-style-name="P1" draw:layer="layout" svg:width="0.099cm" svg:height="0.099cm" svg:x="15.619cm" svg:y="3.39cm" svg:viewBox="0 0 100 100" svg:d="M100 50c0 9-2 17-7 25-4 8-10 14-18 18-8 5-16 7-25 7s-17-2-25-7c-8-4-14-10-18-18-5-8-7-16-7-25s2-17 7-25c4-8 10-14 18-18 8-5 15-7 24-7h1c9 0 17 2 25 7 8 4 14 10 18 18 5 8 7 16 7 25z">
            <text:p/>
          </draw:path>
        </draw:g>
        <draw:g>
          <draw:g>
            <draw:path draw:style-name="gr6" draw:text-style-name="P5" draw:layer="layout" svg:width="0.575cm" svg:height="0.5cm" svg:x="16.899cm" svg:y="3.036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  <draw:path draw:style-name="gr1" draw:text-style-name="P1" draw:layer="layout" svg:width="0.575cm" svg:height="0.5cm" svg:x="16.899cm" svg:y="3.036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</draw:g>
        </draw:g>
        <draw:frame draw:style-name="gr3" draw:text-style-name="P1" draw:layer="layout" svg:width="0.071cm" svg:height="1.007cm" svg:x="17.114cm" svg:y="3.536cm">
          <draw:text-box>
            <text:p/>
          </draw:text-box>
        </draw:frame>
        <draw:line draw:style-name="gr1" draw:text-style-name="P1" draw:layer="layout" svg:x1="16.629cm" svg:y1="3.286cm" svg:x2="16.898cm" svg:y2="3.286cm">
          <text:p/>
        </draw:line>
        <draw:line draw:style-name="gr1" draw:text-style-name="P1" draw:layer="layout" svg:x1="17.489cm" svg:y1="3.286cm" svg:x2="17.859cm" svg:y2="3.286cm">
          <text:p/>
        </draw:line>
        <draw:line draw:style-name="gr1" draw:text-style-name="P1" draw:layer="layout" svg:x1="18.579cm" svg:y1="3.286cm" svg:x2="19.078cm" svg:y2="3.286cm">
          <text:p/>
        </draw:line>
        <draw:line draw:style-name="gr4" draw:text-style-name="P1" draw:layer="layout" svg:x1="19.105cm" svg:y1="3.286cm" svg:x2="19.485cm" svg:y2="3.286cm">
          <text:p/>
        </draw:line>
        <draw:line draw:style-name="gr4" draw:text-style-name="P1" draw:layer="layout" svg:x1="3.184cm" svg:y1="2.405cm" svg:x2="2.659cm" svg:y2="2.405cm">
          <text:p/>
        </draw:line>
        <draw:line draw:style-name="gr1" draw:text-style-name="P1" draw:layer="layout" svg:x1="4.178cm" svg:y1="2.405cm" svg:x2="3.184cm" svg:y2="2.405cm">
          <text:p/>
        </draw:line>
        <draw:line draw:style-name="gr4" draw:text-style-name="P1" draw:layer="layout" svg:x1="0.884cm" svg:y1="1.184cm" svg:x2="0.884cm" svg:y2="0.585cm">
          <text:p/>
        </draw:line>
        <draw:line draw:style-name="gr10" draw:text-style-name="P1" draw:layer="layout" svg:x1="0.771cm" svg:y1="1.598cm" svg:x2="4.194cm" svg:y2="1.605cm">
          <text:p/>
        </draw:line>
        <draw:line draw:style-name="gr1" draw:text-style-name="P1" draw:layer="layout" svg:x1="4.193cm" svg:y1="4.705cm" svg:x2="0.884cm" svg:y2="4.705cm">
          <text:p/>
        </draw:line>
        <draw:line draw:style-name="gr4" draw:text-style-name="P1" draw:layer="layout" svg:x1="15.429cm" svg:y1="3.436cm" svg:x2="14.854cm" svg:y2="3.436cm">
          <text:p/>
        </draw:line>
        <draw:line draw:style-name="gr4" draw:text-style-name="P1" draw:layer="layout" svg:x1="12.912cm" svg:y1="3.781cm" svg:x2="12.912cm" svg:y2="4.581cm">
          <text:p/>
        </draw:line>
        <draw:frame draw:style-name="gr5" draw:text-style-name="P1" draw:layer="layout" svg:width="1.75cm" svg:height="0.539cm" svg:x="0.035cm" svg:y="-0.084cm">
          <draw:text-box>
            <text:p text:style-name="P4"><text:span text:style-name="T1">adc_in</text:span></text:p>
          </draw:text-box>
        </draw:frame>
        <draw:frame draw:style-name="gr5" draw:text-style-name="P1" draw:layer="layout" svg:width="2.4cm" svg:height="0.539cm" svg:x="0.699cm" svg:y="2.031cm">
          <draw:text-box>
            <text:p text:style-name="P4"><text:span text:style-name="T1">ramp_p</text:span></text:p>
          </draw:text-box>
        </draw:frame>
        <draw:frame draw:style-name="gr5" draw:text-style-name="P1" draw:layer="layout" svg:width="2.4cm" svg:height="0.539cm" svg:x="0.699cm" svg:y="3.541cm">
          <draw:text-box>
            <text:p text:style-name="P4"><text:span text:style-name="T1">ramp_n</text:span></text:p>
          </draw:text-box>
        </draw:frame>
        <draw:line draw:style-name="gr1" draw:text-style-name="P1" draw:layer="layout" svg:x1="4.594cm" svg:y1="4.706cm" svg:x2="4.795cm" svg:y2="4.605cm">
          <text:p/>
        </draw:line>
        <draw:path draw:style-name="gr1" draw:text-style-name="P1" draw:layer="layout" svg:width="0.998cm" svg:height="0cm" svg:x="4.194cm" svg:y="4.705cm" svg:viewBox="0 0 999 0" svg:d="M599 0h400M0 0h399">
          <text:p/>
        </draw:path>
        <draw:frame draw:style-name="gr8" draw:text-style-name="P1" draw:layer="layout" svg:width="0.05cm" svg:height="1.007cm" svg:x="4.769cm" svg:y="4.68cm">
          <draw:text-box>
            <text:p/>
          </draw:text-box>
        </draw:frame>
        <draw:frame draw:style-name="gr3" draw:text-style-name="P1" draw:layer="layout" svg:width="0.071cm" svg:height="1.007cm" svg:x="4.659cm" svg:y="4.678cm">
          <draw:text-box>
            <text:p/>
          </draw:text-box>
        </draw:frame>
        <draw:frame draw:style-name="gr5" draw:text-style-name="P1" draw:layer="layout" svg:width="2.3cm" svg:height="0.438cm" svg:x="18.335cm" svg:y="2.741cm">
          <draw:text-box>
            <text:p text:style-name="P4"><text:span text:style-name="T5">adc_take</text:span></text:p>
          </draw:text-box>
        </draw:frame>
        <draw:line draw:style-name="gr4" draw:text-style-name="P1" draw:layer="layout" svg:x1="12.194cm" svg:y1="4.19cm" svg:x2="12.194cm" svg:y2="5.109cm">
          <text:p/>
        </draw:line>
        <draw:frame draw:style-name="gr5" draw:text-style-name="P1" draw:layer="layout" svg:width="2.883cm" svg:height="0.438cm" svg:x="12.314cm" svg:y="4.761cm">
          <draw:text-box>
            <text:p text:style-name="P3"><text:span text:style-name="T5">adc_ena</text:span></text:p>
          </draw:text-box>
        </draw:frame>
        <draw:frame draw:style-name="gr5" draw:text-style-name="P1" draw:layer="layout" svg:width="0.54cm" svg:height="0.539cm" svg:x="11.144cm" svg:y="3.271cm">
          <draw:text-box>
            <text:p text:style-name="P4"><text:span text:style-name="T1">vp</text:span></text:p>
          </draw:text-box>
        </draw:frame>
        <draw:frame draw:style-name="gr5" draw:text-style-name="P1" draw:layer="layout" svg:width="0.54cm" svg:height="0.539cm" svg:x="11.214cm" svg:y="2.431cm">
          <draw:text-box>
            <text:p text:style-name="P3"><text:span text:style-name="T1">vn</text:span></text:p>
          </draw:text-box>
        </draw:frame>
        <draw:frame draw:style-name="gr5" draw:text-style-name="P1" draw:layer="layout" svg:width="0.815cm" svg:height="0.539cm" svg:x="8.355cm" svg:y="1.773cm">
          <draw:text-box>
            <text:p text:style-name="P4"><text:span text:style-name="T1">C1</text:span></text:p>
          </draw:text-box>
        </draw:frame>
        <draw:line draw:style-name="gr1" draw:text-style-name="P1" draw:layer="layout" svg:x1="10.709cm" svg:y1="3.305cm" svg:x2="10.559cm" svg:y2="3.006cm">
          <text:p/>
        </draw:line>
        <draw:path draw:style-name="gr1" draw:text-style-name="P1" draw:layer="layout" svg:width="0cm" svg:height="1.488cm" svg:x="10.708cm" svg:y="2.41cm" svg:viewBox="0 0 0 1489" svg:d="M0 595v-595M0 1489v-596">
          <text:p/>
        </draw:path>
        <draw:frame draw:style-name="gr15" draw:text-style-name="P1" draw:layer="layout" svg:width="0.074cm" svg:height="1.007cm" draw:transform="rotate (1.5707963267949) translate (10.671cm 3.043cm)">
          <draw:text-box>
            <text:p/>
          </draw:text-box>
        </draw:frame>
        <draw:frame draw:style-name="gr3" draw:text-style-name="P1" draw:layer="layout" svg:width="0.071cm" svg:height="1.007cm" svg:x="10.857cm" svg:y="2.993cm">
          <draw:text-box>
            <text:p/>
          </draw:text-box>
        </draw:frame>
        <draw:line draw:style-name="gr1" draw:text-style-name="P1" draw:layer="layout" svg:x1="10.708cm" svg:y1="2.41cm" svg:x2="11.985cm" svg:y2="2.417cm">
          <text:p/>
        </draw:line>
        <draw:line draw:style-name="gr11" draw:text-style-name="P1" draw:layer="layout" svg:x1="9.263cm" svg:y1="3.906cm" svg:x2="10.795cm" svg:y2="3.9cm">
          <text:p/>
        </draw:line>
        <draw:line draw:style-name="gr10" draw:text-style-name="P1" draw:layer="layout" svg:x1="7.899cm" svg:y1="2.505cm" svg:x2="7.899cm" svg:y2="1.305cm">
          <text:p/>
        </draw:line>
        <draw:line draw:style-name="gr10" draw:text-style-name="P1" draw:layer="layout" svg:x1="9.618cm" svg:y1="2.507cm" svg:x2="9.618cm" svg:y2="1.307cm">
          <text:p/>
        </draw:line>
        <draw:line draw:style-name="gr1" draw:text-style-name="P1" draw:layer="layout" svg:x1="8.579cm" svg:y1="1.306cm" svg:x2="8.92cm" svg:y2="1.135cm">
          <text:p/>
        </draw:line>
        <draw:path draw:style-name="gr1" draw:text-style-name="P1" draw:layer="layout" svg:width="1.698cm" svg:height="0cm" svg:x="7.899cm" svg:y="1.305cm" svg:viewBox="0 0 1699 0" svg:d="M1020 0h679M0 0h679">
          <text:p/>
        </draw:path>
        <draw:frame draw:style-name="gr16" draw:text-style-name="P1" draw:layer="layout" svg:width="0.085cm" svg:height="1.007cm" svg:x="8.876cm" svg:y="1.163cm">
          <draw:text-box>
            <text:p/>
          </draw:text-box>
        </draw:frame>
        <draw:frame draw:style-name="gr3" draw:text-style-name="P1" draw:layer="layout" svg:width="0.071cm" svg:height="1.007cm" svg:x="8.713cm" svg:y="1.248cm">
          <draw:text-box>
            <text:p/>
          </draw:text-box>
        </draw:frame>
        <draw:line draw:style-name="gr10" draw:text-style-name="P1" draw:layer="layout" svg:x1="9.646cm" svg:y1="3.785cm" svg:x2="9.646cm" svg:y2="4.985cm">
          <text:p/>
        </draw:line>
        <draw:line draw:style-name="gr10" draw:text-style-name="P1" draw:layer="layout" svg:x1="7.926cm" svg:y1="3.783cm" svg:x2="7.926cm" svg:y2="4.983cm">
          <text:p/>
        </draw:line>
        <draw:line draw:style-name="gr1" draw:text-style-name="P1" draw:layer="layout" svg:x1="8.967cm" svg:y1="4.985cm" svg:x2="8.626cm" svg:y2="5.156cm">
          <text:p/>
        </draw:line>
        <draw:path draw:style-name="gr1" draw:text-style-name="P1" draw:layer="layout" svg:width="1.698cm" svg:height="0cm" svg:x="7.946cm" svg:y="4.985cm" svg:viewBox="0 0 1699 0" svg:d="M679 0h-679M1699 0h-679">
          <text:p/>
        </draw:path>
        <draw:frame draw:style-name="gr16" draw:text-style-name="P1" draw:layer="layout" svg:width="0.085cm" svg:height="1.007cm" draw:transform="rotate (-3.14159265358979) translate (8.669cm 5.157cm)">
          <draw:text-box>
            <text:p/>
          </draw:text-box>
        </draw:frame>
        <draw:frame draw:style-name="gr3" draw:text-style-name="P1" draw:layer="layout" svg:width="0.071cm" svg:height="1.007cm" svg:x="8.761cm" svg:y="4.748cm">
          <draw:text-box>
            <text:p/>
          </draw:text-box>
        </draw:frame>
        <draw:line draw:style-name="gr1" draw:text-style-name="P1" draw:layer="layout" svg:x1="4.195cm" svg:y1="3.905cm" svg:x2="3.31cm" svg:y2="3.911cm">
          <text:p/>
        </draw:line>
        <draw:line draw:style-name="gr1" draw:text-style-name="P1" draw:layer="layout" svg:x1="4.594cm" svg:y1="3.906cm" svg:x2="4.795cm" svg:y2="3.805cm">
          <text:p/>
        </draw:line>
        <draw:path draw:style-name="gr1" draw:text-style-name="P1" draw:layer="layout" svg:width="0.998cm" svg:height="0cm" svg:x="4.194cm" svg:y="3.905cm" svg:viewBox="0 0 999 0" svg:d="M599 0h400M0 0h399">
          <text:p/>
        </draw:path>
        <draw:frame draw:style-name="gr8" draw:text-style-name="P1" draw:layer="layout" svg:width="0.05cm" svg:height="1.007cm" svg:x="4.769cm" svg:y="3.88cm">
          <draw:text-box>
            <text:p/>
          </draw:text-box>
        </draw:frame>
        <draw:frame draw:style-name="gr3" draw:text-style-name="P1" draw:layer="layout" svg:width="0.071cm" svg:height="1.007cm" svg:x="4.659cm" svg:y="3.878cm">
          <draw:text-box>
            <text:p/>
          </draw:text-box>
        </draw:frame>
        <draw:line draw:style-name="gr4" draw:text-style-name="P1" draw:layer="layout" svg:x1="3.31cm" svg:y1="3.91cm" svg:x2="2.652cm" svg:y2="3.91cm">
          <text:p/>
        </draw:line>
        <draw:line draw:style-name="gr1" draw:text-style-name="P1" draw:layer="layout" svg:x1="0.889cm" svg:y1="4.699cm" svg:x2="0.879cm" svg:y2="1.2cm">
          <text:p/>
        </draw:line>
        <draw:frame draw:style-name="gr5" draw:text-style-name="P1" draw:layer="layout" svg:width="3.454cm" svg:height="0.539cm" svg:x="6.972cm" svg:y="2.891cm">
          <draw:text-box>
            <text:p text:style-name="P4"><text:span text:style-name="T7">adc_discharge_cmi</text:span></text:p>
          </draw:text-box>
        </draw:frame>
        <draw:frame draw:style-name="gr5" draw:text-style-name="P1" draw:layer="layout" svg:width="3.454cm" svg:height="0.539cm" svg:x="7.072cm" svg:y="0.491cm">
          <draw:text-box>
            <text:p text:style-name="P4"><text:span text:style-name="T7">adc_discharge_N</text:span></text:p>
          </draw:text-box>
        </draw:frame>
        <draw:frame draw:style-name="gr5" draw:text-style-name="P1" draw:layer="layout" svg:width="3.454cm" svg:height="0.539cm" svg:x="7.072cm" svg:y="5.341cm">
          <draw:text-box>
            <text:p text:style-name="P4"><text:span text:style-name="T7">adc_discharge_NS</text:span></text:p>
          </draw:text-box>
        </draw:frame>
        <draw:frame draw:style-name="gr5" draw:text-style-name="P1" draw:layer="layout" svg:width="2.18cm" svg:height="0.935cm" svg:x="10.335cm" svg:y="7.193cm">
          <draw:text-box>
            <text:p text:style-name="P4"><text:span text:style-name="T1">(from ADC_BIAS)</text:span></text:p>
          </draw:text-box>
        </draw:frame>
        <draw:frame draw:style-name="gr5" draw:text-style-name="P1" draw:layer="layout" svg:width="2.883cm" svg:height="0.438cm" svg:x="12.314cm" svg:y="5.041cm">
          <draw:text-box>
            <text:p text:style-name="P3"><text:span text:style-name="T5">adc_ena_n</text:span></text:p>
          </draw:text-box>
        </draw:frame>
        <draw:g>
          <draw:g>
            <draw:path draw:style-name="gr6" draw:text-style-name="P5" draw:layer="layout" svg:width="0.77cm" svg:height="0.67cm" svg:x="17.859cm" svg:y="2.951cm" svg:viewBox="0 0 771 671" svg:d="M671 336c0 9 2 17 7 25 4 8 10 13 18 18 8 4 16 7 25 7s17-3 25-7c8-5 14-10 18-18 5-8 7-16 7-25 0-10-2-18-7-26-4-8-10-13-18-18-8-4-16-7-25-7s-17 3-25 7c-8 5-14 10-18 18-5 8-7 16-7 26zM0 0l671 336-671 335z">
              <text:p/>
            </draw:path>
            <draw:path draw:style-name="gr1" draw:text-style-name="P1" draw:layer="layout" svg:width="0.77cm" svg:height="0.67cm" svg:x="17.859cm" svg:y="2.951cm" svg:viewBox="0 0 771 671" svg:d="M671 336c0 9 2 17 7 25 4 8 10 13 18 18 8 4 16 7 25 7s17-3 25-7c8-5 14-10 18-18 5-8 7-16 7-25 0-10-2-18-7-26-4-8-10-13-18-18-8-4-16-7-25-7s-17 3-25 7c-8 5-14 10-18 18-5 8-7 16-7 26zM0 0l671 336-671 335z">
              <text:p/>
            </draw:path>
          </draw:g>
        </draw:g>
        <draw:frame draw:style-name="gr3" draw:text-style-name="P1" draw:layer="layout" svg:width="0.071cm" svg:height="1.007cm" svg:x="18.158cm" svg:y="3.621cm">
          <draw:text-box>
            <text:p/>
          </draw:text-box>
        </draw:frame>
        <draw:line draw:style-name="gr4" draw:text-style-name="P1" draw:layer="layout" svg:x1="17.635cm" svg:y1="3.51cm" svg:x2="17.635cm" svg:y2="4.009cm">
          <text:p/>
        </draw:line>
        <draw:frame draw:style-name="gr5" draw:text-style-name="P1" draw:layer="layout" svg:width="2.4cm" svg:height="0.438cm" svg:x="16.435cm" svg:y="4.041cm">
          <draw:text-box>
            <text:p text:style-name="P4"><text:span text:style-name="T4">phi_ro_adc_hz_vm</text:span></text:p>
          </draw:text-box>
        </draw:frame>
        <draw:line draw:style-name="gr1" draw:text-style-name="P1" draw:layer="layout" svg:x1="17.635cm" svg:y1="3.51cm" svg:x2="17.834cm" svg:y2="3.51cm">
          <text:p/>
        </draw:line>
        <draw:g>
          <draw:g>
            <draw:path draw:style-name="gr2" draw:text-style-name="P2" draw:layer="layout" svg:width="0.575cm" svg:height="0.5cm" svg:x="5.235cm" svg:y="7.91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  <draw:path draw:style-name="gr1" draw:text-style-name="P1" draw:layer="layout" svg:width="0.575cm" svg:height="0.5cm" svg:x="5.235cm" svg:y="7.91cm" svg:viewBox="0 0 576 501" svg:d="M501 251c0 6 1 12 5 18 3 6 8 11 14 14s12 5 18 5c7 0 13-2 19-5s11-8 14-14 5-12 5-18c0-7-2-13-5-19s-8-11-14-14-12-5-19-5c-6 0-12 2-18 5s-11 8-14 14c-4 6-5 12-5 19zM0 0l501 251-501 250z">
              <text:p/>
            </draw:path>
          </draw:g>
        </draw:g>
        <draw:frame draw:style-name="gr3" draw:text-style-name="P1" draw:layer="layout" svg:width="0.071cm" svg:height="1.007cm" svg:x="5.45cm" svg:y="8.41cm">
          <draw:text-box>
            <text:p/>
          </draw:text-box>
        </draw:frame>
        <draw:line draw:style-name="gr1" draw:text-style-name="P1" draw:layer="layout" svg:x1="4.935cm" svg:y1="7.61cm" svg:x2="8.193cm" svg:y2="7.61cm">
          <text:p/>
        </draw:line>
        <draw:line draw:style-name="gr1" draw:text-style-name="P1" draw:layer="layout" svg:x1="4.935cm" svg:y1="8.16cm" svg:x2="5.234cm" svg:y2="8.16cm">
          <text:p/>
        </draw:line>
        <draw:line draw:style-name="gr1" draw:text-style-name="P1" draw:layer="layout" svg:x1="4.935cm" svg:y1="8.159cm" svg:x2="4.935cm" svg:y2="7.61cm">
          <text:p/>
        </draw:line>
        <draw:line draw:style-name="gr1" draw:text-style-name="P1" draw:layer="layout" svg:x1="8.194cm" svg:y1="7.609cm" svg:x2="8.194cm" svg:y2="7.135cm">
          <text:p/>
        </draw:line>
        <draw:frame draw:style-name="gr5" draw:text-style-name="P1" draw:layer="layout" svg:width="2.25cm" svg:height="0.539cm" svg:x="5.885cm" svg:y="7.691cm">
          <draw:text-box>
            <text:p text:style-name="P4"><text:span text:style-name="T1">adc_e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30 30" svg:d="M0 0v30h30v-30zM10 10v10h10v-1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71cm" fo:page-height="8.7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9T14:12:24.931692443</dc:date>
    <meta:editing-duration>PT14M53S</meta:editing-duration>
    <meta:editing-cycles>1</meta:editing-cycles>
    <meta:document-statistic meta:object-count="162"/>
    <meta:generator>LibreOffice/6.0.4.2$Linux_X86_64 LibreOffice_project/00m0$Build-2</meta:generator>
  </office:meta>
</office:document-meta>
</file>